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First_20_Page">
      <style:paragraph-properties style:page-number="auto"/>
      <style:text-properties style:text-underline-style="none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P1"/>
      <text:section text:style-name="Sect1" text:name="Section1">
        <text:p text:style-name="Standard">%#include AL/FVE/protocoles/infoProtocole#%</text:p>
        <text:p text:style-name="Standard">%#include AL/FVE/protocoles/paiementDirect/infoProtocolePaiementDirect#%</text:p>
        <text:p text:style-name="Text_20_body"/>
      </text:section>
      <text:p text:style-name="Text_20_body">%#include AL/FVE/protocoles/statistiques#%</text:p>
      <text:p text:style-name="Text_20_body">%#include AL/FVE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1.535cm" fo:margin-bottom="1.256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7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5:13:29.84</dc:date>
    <meta:editing-cycles>74</meta:editing-cycles>
    <meta:editing-duration>PT1H52S</meta:editing-duration>
    <meta:document-statistic meta:table-count="0" meta:image-count="0" meta:object-count="0" meta:page-count="1" meta:paragraph-count="7" meta:word-count="12" meta:character-count="226"/>
    <meta:user-defined meta:name="Info 1"/>
    <meta:user-defined meta:name="Info 2"/>
    <meta:user-defined meta:name="Info 3"/>
    <meta:user-defined meta:name="Info 4"/>
  </office:meta>
</office:document-meta>
</file>